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024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0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7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5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4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4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3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cm"/>
    </style:style>
    <style:style style:name="gr20" style:family="graphic" style:parent-style-name="standard">
      <style:graphic-properties draw:stroke="none" svg:stroke-color="#000000" draw:fill="none" draw:fill-color="#ffffff" fo:min-height="0.612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48cm" fo:min-width="0.19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1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style:font-name="Simsun1" fo:font-size="15pt" style:font-size-asian="15pt" style:font-size-complex="15pt"/>
    </style:style>
    <style:style style:name="T1" style:family="text">
      <style:text-properties style:font-name="Simsun1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Simsun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508cm" svg:x="2.613cm" svg:y="1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24cm" svg:height="0.508cm" svg:x="4.1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24cm" svg:height="0.508cm" svg:x="7.113cm" svg:y="1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24cm" svg:height="0.508cm" svg:x="8.6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24cm" svg:height="0.508cm" svg:x="11.313cm" svg:y="1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24cm" svg:height="0.508cm" svg:x="12.8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24cm" svg:height="0.508cm" svg:x="15.813cm" svg:y="1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7.3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2.016cm" svg:x2="7.113cm" svg:y2="2.016cm" draw:start-shape="id1" draw:start-glue-point="1" draw:end-shape="id2" svg:d="M5637 2016h1476" svg:viewBox="0 0 1477 1">
          <text:p/>
        </draw:connector>
        <draw:connector draw:style-name="gr2" draw:text-style-name="P3" draw:layer="layout" svg:x1="10.137cm" svg:y1="2.016cm" svg:x2="11.313cm" svg:y2="2.016cm" draw:start-shape="id3" draw:start-glue-point="1" draw:end-shape="id4" svg:d="M10137 2016h1176" svg:viewBox="0 0 1177 1">
          <text:p/>
        </draw:connector>
        <draw:connector draw:style-name="gr2" draw:text-style-name="P3" draw:layer="layout" svg:x1="14.337cm" svg:y1="2.016cm" svg:x2="15.813cm" svg:y2="2.016cm" draw:start-shape="id5" draw:start-glue-point="1" draw:end-shape="id6" draw:end-glue-point="3" svg:d="M14337 2016h1476" svg:viewBox="0 0 1477 1">
          <text:p/>
        </draw:connector>
        <draw:custom-shape draw:style-name="gr1" draw:text-style-name="P2" draw:layer="layout" svg:width="1.524cm" svg:height="0.508cm" svg:x="1.213cm" svg:y="4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24cm" svg:height="0.508cm" svg:x="2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24cm" svg:height="0.508cm" svg:x="5.013cm" svg:y="4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24cm" svg:height="0.508cm" svg:x="6.5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24cm" svg:height="0.508cm" svg:x="13.413cm" svg:y="4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24cm" svg:height="0.508cm" svg:x="14.9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24cm" svg:height="0.508cm" svg:x="17.213cm" svg:y="4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237cm" svg:y1="5.016cm" svg:x2="5.013cm" svg:y2="5.016cm" draw:start-shape="id7" draw:start-glue-point="1" draw:end-shape="id8" svg:d="M4237 5016h776" svg:viewBox="0 0 777 1">
          <text:p/>
        </draw:connector>
        <draw:connector draw:style-name="gr3" draw:text-style-name="P3" draw:layer="layout" svg:x1="8.037cm" svg:y1="5.016cm" svg:x2="13.413cm" svg:y2="5.016cm" draw:start-shape="id9" draw:start-glue-point="1" draw:end-shape="id10" svg:d="M8037 5016h5376" svg:viewBox="0 0 5377 1">
          <text:p text:style-name="P1">x</text:p>
        </draw:connector>
        <draw:connector draw:style-name="gr2" draw:text-style-name="P3" draw:layer="layout" svg:x1="16.437cm" svg:y1="5.016cm" svg:x2="17.213cm" svg:y2="5.016cm" draw:start-shape="id11" draw:start-glue-point="1" draw:end-shape="id12" draw:end-glue-point="3" svg:d="M16437 5016h776" svg:viewBox="0 0 777 1">
          <text:p/>
        </draw:connector>
        <draw:custom-shape draw:style-name="gr1" draw:text-style-name="P2" xml:id="id13" draw:id="id13" draw:layer="layout" svg:width="1.524cm" svg:height="0.508cm" svg:x="9.213cm" svg:y="3.962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24cm" svg:height="0.508cm" svg:x="10.713cm" svg:y="3.9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082cm" svg:x1="8.037cm" svg:y1="5.016cm" svg:x2="9.213cm" svg:y2="4.216cm" draw:start-shape="id9" draw:start-glue-point="1" draw:end-shape="id13" draw:end-glue-point="3" svg:d="M8037 5016h506v-800h670" svg:viewBox="0 0 1177 801">
          <text:p/>
        </draw:connector>
        <draw:connector draw:style-name="gr2" draw:text-style-name="P3" draw:layer="layout" draw:line-skew="-0.191cm" svg:x1="12.237cm" svg:y1="4.216cm" svg:x2="13.413cm" svg:y2="5.016cm" draw:start-shape="id14" draw:start-glue-point="1" draw:end-shape="id10" draw:end-glue-point="3" svg:d="M12237 4216h397v800h779" svg:viewBox="0 0 1177 801">
          <text:p/>
        </draw:connector>
        <draw:custom-shape draw:style-name="gr1" draw:text-style-name="P2" draw:layer="layout" svg:width="1.524cm" svg:height="0.508cm" svg:x="1.613cm" svg:y="7.1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24cm" svg:height="0.508cm" svg:x="3.1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24cm" svg:height="0.508cm" svg:x="6.113cm" svg:y="7.1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524cm" svg:height="0.508cm" svg:x="7.6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524cm" svg:height="0.508cm" svg:x="11.813cm" svg:y="7.1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524cm" svg:height="0.508cm" svg:x="13.3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524cm" svg:height="0.508cm" svg:x="17.013cm" svg:y="7.1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5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637cm" svg:y1="7.416cm" svg:x2="6.113cm" svg:y2="7.416cm" draw:start-shape="id15" draw:start-glue-point="1" draw:end-shape="id16" svg:d="M4637 7416h1476" svg:viewBox="0 0 1477 1">
          <text:p/>
        </draw:connector>
        <draw:connector draw:style-name="gr3" draw:text-style-name="P3" draw:layer="layout" svg:x1="9.137cm" svg:y1="7.416cm" svg:x2="11.813cm" svg:y2="7.416cm" draw:start-shape="id17" draw:start-glue-point="1" draw:end-shape="id18" svg:d="M9137 7416h2676" svg:viewBox="0 0 2677 1">
          <text:p text:style-name="P1"><text:s text:c="2"/>x</text:p>
        </draw:connector>
        <draw:connector draw:style-name="gr3" draw:text-style-name="P3" draw:layer="layout" svg:x1="14.837cm" svg:y1="7.416cm" svg:x2="17.013cm" svg:y2="7.416cm" draw:start-shape="id19" draw:start-glue-point="1" draw:end-shape="id20" draw:end-glue-point="3" svg:d="M14837 7416h2176" svg:viewBox="0 0 2177 1">
          <text:p text:style-name="P1"><text:span text:style-name="T2">X</text:span> <text:s text:c="3"/></text:p>
        </draw:connector>
        <draw:connector draw:style-name="gr4" draw:text-style-name="P4" xml:id="id21" draw:id="id21" draw:layer="layout" svg:x1="9.137cm" svg:y1="7.416cm" svg:x2="10.341cm" svg:y2="6.107cm" draw:start-shape="id17" draw:start-glue-point="1" svg:d="M9137 7416h853v-1309h351" svg:viewBox="0 0 1205 1310">
          <text:p/>
        </draw:connector>
        <draw:connector draw:style-name="gr4" draw:text-style-name="P4" xml:id="id22" draw:id="id22" draw:layer="layout" svg:x1="10.341cm" svg:y1="6.107cm" svg:x2="15.148cm" svg:y2="6.107cm" draw:start-shape="id21" draw:start-glue-point="3" svg:d="M10341 6107h4807" svg:viewBox="0 0 4808 1">
          <text:p/>
        </draw:connector>
        <draw:connector draw:style-name="gr4" draw:text-style-name="P4" draw:layer="layout" svg:x1="15.148cm" svg:y1="6.107cm" svg:x2="17.013cm" svg:y2="7.416cm" draw:start-shape="id22" draw:start-glue-point="3" draw:end-shape="id20" draw:end-glue-point="3" svg:d="M15148 6107h933v1309h932" svg:viewBox="0 0 1866 1310">
          <text:p/>
        </draw:connector>
        <draw:custom-shape draw:style-name="gr1" draw:text-style-name="P2" xml:id="id31" draw:id="id31" draw:layer="layout" svg:width="1.524cm" svg:height="0.508cm" svg:x="2.613cm" svg:y="9.2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524cm" svg:height="0.508cm" svg:x="4.1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524cm" svg:height="0.508cm" svg:x="7.113cm" svg:y="9.2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524cm" svg:height="0.508cm" svg:x="8.6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524cm" svg:height="0.508cm" svg:x="11.313cm" svg:y="9.2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524cm" svg:height="0.508cm" svg:x="12.8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524cm" svg:height="0.508cm" svg:x="15.813cm" svg:y="9.2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524cm" svg:height="0.508cm" svg:x="17.3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9.516cm" svg:x2="7.113cm" svg:y2="9.516cm" draw:start-shape="id23" draw:start-glue-point="1" draw:end-shape="id24" svg:d="M5637 9516h1476" svg:viewBox="0 0 1477 1">
          <text:p/>
        </draw:connector>
        <draw:connector draw:style-name="gr2" draw:text-style-name="P3" draw:layer="layout" svg:x1="10.137cm" svg:y1="9.516cm" svg:x2="11.313cm" svg:y2="9.516cm" draw:start-shape="id25" draw:start-glue-point="1" draw:end-shape="id26" svg:d="M10137 9516h1176" svg:viewBox="0 0 1177 1">
          <text:p/>
        </draw:connector>
        <draw:connector draw:style-name="gr2" draw:text-style-name="P3" draw:layer="layout" svg:x1="14.337cm" svg:y1="9.516cm" svg:x2="15.813cm" svg:y2="9.516cm" draw:start-shape="id27" draw:start-glue-point="1" draw:end-shape="id28" draw:end-glue-point="3" svg:d="M14337 9516h1476" svg:viewBox="0 0 1477 1">
          <text:p/>
        </draw:connector>
        <draw:connector draw:style-name="gr4" draw:text-style-name="P4" xml:id="id30" draw:id="id30" draw:layer="layout" svg:x1="18.837cm" svg:y1="9.516cm" svg:x2="2.139cm" svg:y2="10.605cm" draw:start-shape="id29" draw:start-glue-point="1" svg:d="M18837 9516h501v1089h-17199" svg:viewBox="0 0 17200 1090">
          <text:p/>
        </draw:connector>
        <draw:connector draw:style-name="gr2" draw:text-style-name="P3" draw:layer="layout" svg:x1="2.139cm" svg:y1="10.605cm" svg:x2="2.613cm" svg:y2="9.516cm" draw:start-shape="id30" draw:start-glue-point="3" draw:end-shape="id31" draw:end-glue-point="3" svg:d="M2139 10605h-501v-1089h975" svg:viewBox="0 0 976 1090">
          <text:p/>
        </draw:connector>
        <draw:custom-shape draw:style-name="gr1" draw:text-style-name="P2" xml:id="id40" draw:id="id40" draw:layer="layout" svg:width="1.524cm" svg:height="0.508cm" svg:x="2.613cm" svg:y="11.663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524cm" svg:height="0.508cm" svg:x="4.1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524cm" svg:height="0.508cm" svg:x="7.113cm" svg:y="11.663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524cm" svg:height="0.508cm" svg:x="8.6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.524cm" svg:height="0.508cm" svg:x="11.313cm" svg:y="11.663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524cm" svg:height="0.508cm" svg:x="12.8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524cm" svg:height="0.508cm" svg:x="15.813cm" svg:y="11.663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524cm" svg:height="0.508cm" svg:x="17.3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11.917cm" svg:x2="7.113cm" svg:y2="11.917cm" draw:start-shape="id32" draw:start-glue-point="1" draw:end-shape="id33" svg:d="M5637 11917h1476" svg:viewBox="0 0 1477 1">
          <text:p/>
        </draw:connector>
        <draw:connector draw:style-name="gr2" draw:text-style-name="P3" draw:layer="layout" svg:x1="10.137cm" svg:y1="11.917cm" svg:x2="11.313cm" svg:y2="11.917cm" draw:start-shape="id34" draw:start-glue-point="1" draw:end-shape="id35" svg:d="M10137 11917h1176" svg:viewBox="0 0 1177 1">
          <text:p/>
        </draw:connector>
        <draw:connector draw:style-name="gr2" draw:text-style-name="P3" draw:layer="layout" svg:x1="14.337cm" svg:y1="11.917cm" svg:x2="15.813cm" svg:y2="11.917cm" draw:start-shape="id36" draw:start-glue-point="1" draw:end-shape="id37" draw:end-glue-point="3" svg:d="M14337 11917h1476" svg:viewBox="0 0 1477 1">
          <text:p/>
        </draw:connector>
        <draw:connector draw:style-name="gr4" draw:text-style-name="P4" xml:id="id39" draw:id="id39" draw:layer="layout" svg:x1="18.837cm" svg:y1="11.917cm" svg:x2="2.139cm" svg:y2="13.006cm" draw:start-shape="id38" draw:start-glue-point="1" svg:d="M18837 11917h501v1089h-17199" svg:viewBox="0 0 17200 1090">
          <text:p/>
        </draw:connector>
        <draw:connector draw:style-name="gr2" draw:text-style-name="P3" draw:layer="layout" svg:x1="2.139cm" svg:y1="13.006cm" svg:x2="2.613cm" svg:y2="11.917cm" draw:start-shape="id39" draw:start-glue-point="3" draw:end-shape="id40" draw:end-glue-point="3" svg:d="M2139 13006h-501v-1089h975" svg:viewBox="0 0 976 1090">
          <text:p/>
        </draw:connector>
        <draw:connector draw:style-name="gr2" draw:text-style-name="P3" draw:layer="layout" draw:line-skew="0cm -0.256cm" svg:x1="14.337cm" svg:y1="11.917cm" svg:x2="7.875cm" svg:y2="11.663cm" draw:start-shape="id36" draw:start-glue-point="1" draw:end-shape="id33" draw:end-glue-point="0" svg:d="M14337 11917h501v-1011h-6963v757" svg:viewBox="0 0 6964 1012">
          <text:p/>
        </draw:connector>
        <draw:custom-shape draw:style-name="gr5" draw:text-style-name="P2" draw:layer="layout" svg:width="1.308cm" svg:height="0.508cm" svg:x="2.6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1" draw:id="id41" draw:layer="layout" svg:width="1.278cm" svg:height="0.508cm" svg:x="3.9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6" draw:id="id46" draw:layer="layout" svg:width="1.256cm" svg:height="0.508cm" svg:x="1.381cm" svg:y="14.5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" draw:id="id45" draw:layer="layout" svg:width="1.38cm" svg:height="0.508cm" svg:x="7.3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3" draw:id="id43" draw:layer="layout" svg:width="1.377cm" svg:height="0.508cm" svg:x="8.7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" draw:id="id42" draw:layer="layout" svg:width="1.283cm" svg:height="0.508cm" svg:x="6.013cm" svg:y="14.5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7" draw:id="id47" draw:layer="layout" svg:width="1.379cm" svg:height="0.508cm" svg:x="12.2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8" draw:id="id48" draw:layer="layout" svg:width="1.376cm" svg:height="0.508cm" svg:x="13.6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4" draw:id="id44" draw:layer="layout" svg:width="1.282cm" svg:height="0.508cm" svg:x="10.9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91cm" svg:y1="14.816cm" svg:x2="6.013cm" svg:y2="14.816cm" draw:start-shape="id41" draw:start-glue-point="1" draw:end-shape="id42" draw:end-glue-point="3" svg:d="M5191 14816h822" svg:viewBox="0 0 823 1">
          <text:p/>
        </draw:connector>
        <draw:connector draw:style-name="gr2" draw:text-style-name="P3" draw:layer="layout" svg:x1="10.09cm" svg:y1="14.816cm" svg:x2="10.913cm" svg:y2="14.816cm" draw:start-shape="id43" draw:start-glue-point="1" draw:end-shape="id44" draw:end-glue-point="3" svg:d="M10090 14816h823" svg:viewBox="0 0 824 1">
          <text:p/>
        </draw:connector>
        <draw:connector draw:style-name="gr2" draw:text-style-name="P3" draw:layer="layout" draw:line-skew="0.161cm" svg:x1="8.003cm" svg:y1="15.07cm" svg:x2="2.009cm" svg:y2="15.07cm" draw:start-shape="id45" draw:start-glue-point="2" draw:end-shape="id46" svg:d="M8003 15070v662h-5994v-662" svg:viewBox="0 0 5995 663">
          <text:p/>
        </draw:connector>
        <draw:connector draw:style-name="gr2" draw:text-style-name="P3" draw:layer="layout" draw:line-skew="-0.234cm" svg:x1="12.902cm" svg:y1="14.562cm" svg:x2="6.654cm" svg:y2="14.562cm" draw:start-shape="id47" draw:start-glue-point="0" draw:end-shape="id42" svg:d="M12902 14562v-735h-6248v735" svg:viewBox="0 0 6249 736">
          <text:p/>
        </draw:connector>
        <draw:custom-shape draw:style-name="gr14" draw:text-style-name="P2" xml:id="id50" draw:id="id50" draw:layer="layout" svg:width="1.378cm" svg:height="0.508cm" svg:x="17.1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48cm" svg:height="0.508cm" svg:x="18.5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9" draw:id="id49" draw:layer="layout" svg:width="1.281cm" svg:height="0.508cm" svg:x="15.8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989cm" svg:y1="14.816cm" svg:x2="15.813cm" svg:y2="14.816cm" draw:start-shape="id48" draw:start-glue-point="1" draw:end-shape="id49" draw:end-glue-point="3" svg:d="M14989 14816h824" svg:viewBox="0 0 825 1">
          <text:p/>
        </draw:connector>
        <draw:connector draw:style-name="gr2" draw:text-style-name="P3" draw:layer="layout" draw:line-skew="0.161cm" svg:x1="17.802cm" svg:y1="15.07cm" svg:x2="11.554cm" svg:y2="15.07cm" draw:start-shape="id50" draw:end-shape="id44" draw:end-glue-point="2" svg:d="M17802 15070v662h-6248v-662" svg:viewBox="0 0 6249 663">
          <text:p/>
        </draw:connector>
        <draw:custom-shape draw:style-name="gr17" draw:text-style-name="P2" draw:layer="layout" svg:width="0.546cm" svg:height="0.508cm" svg:x="2.51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1" draw:id="id51" draw:layer="layout" svg:width="1.232cm" svg:height="0.508cm" svg:x="3.0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7.2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3" draw:id="id53" draw:layer="layout" svg:width="1.232cm" svg:height="0.508cm" svg:x="6.1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2" draw:id="id52" draw:layer="layout" svg:width="0.494cm" svg:height="0.508cm" svg:x="5.143cm" svg:y="17.2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7.2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5" draw:id="id55" draw:layer="layout" svg:width="1.232cm" svg:height="0.508cm" svg:x="9.2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4" draw:id="id54" draw:layer="layout" svg:width="0.494cm" svg:height="0.508cm" svg:x="8.243cm" svg:y="17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7.262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7" draw:id="id57" draw:layer="layout" svg:width="1.232cm" svg:height="0.508cm" svg:x="12.3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6" draw:id="id56" draw:layer="layout" svg:width="0.494cm" svg:height="0.508cm" svg:x="11.34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7.2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9" draw:id="id59" draw:layer="layout" svg:width="1.232cm" svg:height="0.508cm" svg:x="15.4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8" draw:id="id58" draw:layer="layout" svg:width="0.494cm" svg:height="0.508cm" svg:x="14.44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7.2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0" draw:id="id60" draw:layer="layout" svg:width="0.494cm" svg:height="0.508cm" svg:x="17.543cm" svg:y="17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2.513cm" svg:y="18.66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1" draw:id="id61" draw:layer="layout" svg:width="1.232cm" svg:height="0.508cm" svg:x="3.0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8.6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8.662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3" draw:id="id63" draw:layer="layout" svg:width="1.232cm" svg:height="0.508cm" svg:x="6.1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2" draw:id="id62" draw:layer="layout" svg:width="0.494cm" svg:height="0.508cm" svg:x="5.143cm" svg:y="18.6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8.66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5" draw:id="id65" draw:layer="layout" svg:width="1.232cm" svg:height="0.508cm" svg:x="9.2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4" draw:id="id64" draw:layer="layout" svg:width="0.494cm" svg:height="0.508cm" svg:x="8.243cm" svg:y="18.6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7" draw:id="id67" draw:layer="layout" svg:width="1.232cm" svg:height="0.508cm" svg:x="12.3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6" draw:id="id66" draw:layer="layout" svg:width="0.494cm" svg:height="0.508cm" svg:x="11.34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8.6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9" draw:id="id69" draw:layer="layout" svg:width="1.232cm" svg:height="0.508cm" svg:x="15.4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8" draw:id="id68" draw:layer="layout" svg:width="0.494cm" svg:height="0.508cm" svg:x="14.443cm" svg:y="18.6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70" draw:id="id70" draw:layer="layout" svg:width="0.494cm" svg:height="0.508cm" svg:x="17.543cm" svg:y="18.66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0.816cm" svg:height="0.862cm" svg:x="1.046cm" svg:y="17.156cm">
          <draw:text-box>
            <text:p><text:span text:style-name="T3">A</text:span></text:p>
          </draw:text-box>
        </draw:frame>
        <draw:frame draw:style-name="gr20" draw:text-style-name="P5" draw:layer="layout" svg:width="0.816cm" svg:height="0.862cm" svg:x="1.046cm" svg:y="18.456cm">
          <draw:text-box>
            <text:p><text:span text:style-name="T3">B</text:span></text:p>
          </draw:text-box>
        </draw:frame>
        <draw:connector draw:style-name="gr2" draw:text-style-name="P3" draw:layer="layout" svg:x1="4.291cm" svg:y1="17.516cm" svg:x2="5.143cm" svg:y2="17.516cm" draw:start-shape="id51" draw:start-glue-point="1" draw:end-shape="id52" draw:end-glue-point="3" svg:d="M4291 17516h852" svg:viewBox="0 0 853 1">
          <text:p/>
        </draw:connector>
        <draw:connector draw:style-name="gr2" draw:text-style-name="P3" draw:layer="layout" svg:x1="7.391cm" svg:y1="17.516cm" svg:x2="8.243cm" svg:y2="17.516cm" draw:start-shape="id53" draw:start-glue-point="1" draw:end-shape="id54" draw:end-glue-point="3" svg:d="M7391 17516h852" svg:viewBox="0 0 853 1">
          <text:p/>
        </draw:connector>
        <draw:connector draw:style-name="gr2" draw:text-style-name="P3" draw:layer="layout" svg:x1="10.491cm" svg:y1="17.516cm" svg:x2="11.343cm" svg:y2="17.516cm" draw:start-shape="id55" draw:start-glue-point="1" draw:end-shape="id56" draw:end-glue-point="3" svg:d="M10491 17516h852" svg:viewBox="0 0 853 1">
          <text:p/>
        </draw:connector>
        <draw:connector draw:style-name="gr2" draw:text-style-name="P3" draw:layer="layout" svg:x1="13.591cm" svg:y1="17.516cm" svg:x2="14.443cm" svg:y2="17.516cm" draw:start-shape="id57" draw:start-glue-point="1" draw:end-shape="id58" draw:end-glue-point="3" svg:d="M13591 17516h852" svg:viewBox="0 0 853 1">
          <text:p/>
        </draw:connector>
        <draw:connector draw:style-name="gr2" draw:text-style-name="P3" draw:layer="layout" svg:x1="16.691cm" svg:y1="17.516cm" svg:x2="17.543cm" svg:y2="17.516cm" draw:start-shape="id59" draw:start-glue-point="1" draw:end-shape="id60" draw:end-glue-point="3" svg:d="M16691 17516h852" svg:viewBox="0 0 853 1">
          <text:p/>
        </draw:connector>
        <draw:connector draw:style-name="gr2" draw:text-style-name="P3" draw:layer="layout" svg:x1="4.291cm" svg:y1="18.916cm" svg:x2="5.143cm" svg:y2="18.916cm" draw:start-shape="id61" draw:start-glue-point="1" draw:end-shape="id62" draw:end-glue-point="3" svg:d="M4291 18916h852" svg:viewBox="0 0 853 1">
          <text:p/>
        </draw:connector>
        <draw:connector draw:style-name="gr2" draw:text-style-name="P3" draw:layer="layout" svg:x1="7.391cm" svg:y1="18.916cm" svg:x2="8.243cm" svg:y2="18.916cm" draw:start-shape="id63" draw:start-glue-point="1" draw:end-shape="id64" draw:end-glue-point="3" svg:d="M7391 18916h852" svg:viewBox="0 0 853 1">
          <text:p/>
        </draw:connector>
        <draw:connector draw:style-name="gr2" draw:text-style-name="P3" draw:layer="layout" svg:x1="10.491cm" svg:y1="18.916cm" svg:x2="11.343cm" svg:y2="18.916cm" draw:start-shape="id65" draw:start-glue-point="1" draw:end-shape="id66" draw:end-glue-point="3" svg:d="M10491 18916h852" svg:viewBox="0 0 853 1">
          <text:p/>
        </draw:connector>
        <draw:connector draw:style-name="gr2" draw:text-style-name="P3" draw:layer="layout" svg:x1="13.591cm" svg:y1="18.916cm" svg:x2="14.443cm" svg:y2="18.916cm" draw:start-shape="id67" draw:start-glue-point="1" draw:end-shape="id68" draw:end-glue-point="3" svg:d="M13591 18916h852" svg:viewBox="0 0 853 1">
          <text:p/>
        </draw:connector>
        <draw:connector draw:style-name="gr2" draw:text-style-name="P3" draw:layer="layout" svg:x1="16.691cm" svg:y1="18.916cm" svg:x2="17.543cm" svg:y2="18.916cm" draw:start-shape="id69" draw:start-glue-point="1" draw:end-shape="id70" draw:end-glue-point="3" svg:d="M16691 18916h852" svg:viewBox="0 0 853 1">
          <text:p/>
        </draw:connector>
      </draw:page>
      <draw:page draw:name="page2" draw:style-name="dp1" draw:master-page-name="Default">
        <draw:custom-shape draw:style-name="gr21" draw:text-style-name="P4" xml:id="id71" draw:id="id71" draw:layer="layout" svg:width="0.986cm" svg:height="0.986cm" svg:x="9.783cm" svg:y="7.0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2" draw:id="id72" draw:layer="layout" svg:width="0.986cm" svg:height="0.986cm" svg:x="7.478cm" svg:y="9.5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5" draw:id="id75" draw:layer="layout" svg:width="0.986cm" svg:height="0.986cm" svg:x="11.834cm" svg:y="9.40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3" draw:id="id73" draw:layer="layout" svg:width="0.986cm" svg:height="0.986cm" svg:x="6.027cm" svg:y="11.59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4" draw:id="id74" draw:layer="layout" svg:width="0.986cm" svg:height="0.986cm" svg:x="8.567cm" svg:y="11.49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6" draw:id="id76" draw:layer="layout" svg:width="0.986cm" svg:height="0.986cm" svg:x="10.888cm" svg:y="11.46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7" draw:id="id77" draw:layer="layout" svg:width="0.986cm" svg:height="0.986cm" svg:x="13.15cm" svg:y="11.21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8" draw:id="id78" draw:layer="layout" svg:width="0.986cm" svg:height="0.986cm" svg:x="9.375cm" svg:y="13.72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9" draw:id="id79" draw:layer="layout" svg:width="0.986cm" svg:height="0.986cm" svg:x="12.315cm" svg:y="13.55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927cm" svg:y1="7.846cm" svg:x2="8.32cm" svg:y2="9.653cm" draw:start-shape="id71" draw:start-glue-point="7" draw:end-shape="id72" draw:end-glue-point="11" svg:d="M9927 7846l-1607 1807" svg:viewBox="0 0 1608 1808">
          <text:p/>
        </draw:connector>
        <draw:connector draw:style-name="gr2" draw:text-style-name="P3" draw:layer="layout" draw:type="line" svg:x1="7.622cm" svg:y1="10.351cm" svg:x2="6.869cm" svg:y2="11.742cm" draw:start-shape="id72" draw:start-glue-point="7" draw:end-shape="id73" draw:end-glue-point="11" svg:d="M7622 10351l-753 1391" svg:viewBox="0 0 754 1392">
          <text:p/>
        </draw:connector>
        <draw:connector draw:style-name="gr2" draw:text-style-name="P3" draw:layer="layout" draw:type="line" svg:x1="8.32cm" svg:y1="10.351cm" svg:x2="8.711cm" svg:y2="11.642cm" draw:start-shape="id72" draw:start-glue-point="9" draw:end-shape="id74" draw:end-glue-point="5" svg:d="M8320 10351l391 1291" svg:viewBox="0 0 392 1292">
          <text:p/>
        </draw:connector>
        <draw:connector draw:style-name="gr2" draw:text-style-name="P3" draw:layer="layout" draw:type="line" svg:x1="10.625cm" svg:y1="7.846cm" svg:x2="11.978cm" svg:y2="9.553cm" draw:start-shape="id71" draw:start-glue-point="9" draw:end-shape="id75" draw:end-glue-point="5" svg:d="M10625 7846l1353 1707" svg:viewBox="0 0 1354 1708">
          <text:p/>
        </draw:connector>
        <draw:connector draw:style-name="gr2" draw:text-style-name="P3" draw:layer="layout" draw:type="line" svg:x1="11.978cm" svg:y1="10.251cm" svg:x2="11.381cm" svg:y2="11.468cm" draw:start-shape="id75" draw:start-glue-point="7" draw:end-shape="id76" draw:end-glue-point="4" svg:d="M11978 10251l-597 1217" svg:viewBox="0 0 598 1218">
          <text:p/>
        </draw:connector>
        <draw:connector draw:style-name="gr2" draw:text-style-name="P3" draw:layer="layout" draw:type="line" svg:x1="12.676cm" svg:y1="10.251cm" svg:x2="13.294cm" svg:y2="11.358cm" draw:start-shape="id75" draw:start-glue-point="9" draw:end-shape="id77" draw:end-glue-point="5" svg:d="M12676 10251l618 1107" svg:viewBox="0 0 619 1108">
          <text:p/>
        </draw:connector>
        <draw:connector draw:style-name="gr2" draw:text-style-name="P3" draw:layer="layout" draw:type="line" svg:x1="11.032cm" svg:y1="12.31cm" svg:x2="10.217cm" svg:y2="13.871cm" draw:start-shape="id76" draw:start-glue-point="7" draw:end-shape="id78" draw:end-glue-point="11" svg:d="M11032 12310l-815 1561" svg:viewBox="0 0 816 1562">
          <text:p/>
        </draw:connector>
        <draw:connector draw:style-name="gr2" draw:text-style-name="P3" draw:layer="layout" draw:type="line" svg:x1="11.73cm" svg:y1="12.31cm" svg:x2="12.459cm" svg:y2="13.698cm" draw:start-shape="id76" draw:start-glue-point="9" draw:end-shape="id79" draw:end-glue-point="5" svg:d="M11730 12310l729 1388" svg:viewBox="0 0 730 13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20:32:48.210358416</meta:creation-date>
    <dc:date>2015-11-12T18:24:59.658902618</dc:date>
    <meta:editing-duration>PT10H23M49S</meta:editing-duration>
    <meta:editing-cycles>7</meta:editing-cycles>
    <meta:generator>LibreOffice/5.0.3.2$Linux_X86_64 LibreOffice_project/00$Build-2</meta:generator>
    <meta:document-statistic meta:object-count="150"/>
  </office:meta>
</office:document-meta>
</file>